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Calibri2" fo:font-size="11pt" officeooo:paragraph-rsid="00544edf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20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P21" style:family="paragraph" style:parent-style-name="Text_20_body">
      <style:text-properties officeooo:paragraph-rsid="00a29707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23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24" style:family="paragraph" style:parent-style-name="Horizontal_20_Line">
      <style:text-properties officeooo:paragraph-rsid="007891c2"/>
    </style:style>
    <style:style style:name="P25" style:family="paragraph" style:parent-style-name="Heading_20_1">
      <style:paragraph-properties fo:text-align="center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26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27" style:family="paragraph" style:parent-style-name="Heading_20_1">
      <style:paragraph-properties fo:text-align="center" style:justify-single-word="false"/>
      <style:text-properties style:font-name="Calibri2" fo:font-size="11pt" officeooo:rsid="00777a17" officeooo:paragraph-rsid="00ac1ea4" style:font-size-asian="11pt" style:font-size-complex="11pt"/>
    </style:style>
    <style:style style:name="P28" style:family="paragraph" style:parent-style-name="List_20_Contents" style:list-style-name="L2">
      <style:text-properties style:font-name="Calibri2" fo:font-size="11pt" officeooo:rsid="00add3e5" officeooo:paragraph-rsid="00768b23" style:font-size-asian="11pt" style:font-size-complex="11pt"/>
    </style:style>
    <style:style style:name="P29" style:family="paragraph" style:parent-style-name="List_20_Contents" style:list-style-name="L3">
      <style:text-properties officeooo:paragraph-rsid="00cece80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768b23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ecb6d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c2ef26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cecb6d" style:font-size-asian="11pt" style:font-size-complex="11pt"/>
    </style:style>
    <style:style style:name="P35" style:family="paragraph" style:parent-style-name="Text_20_body" style:list-style-name="L3">
      <style:paragraph-properties fo:text-align="start" style:justify-single-word="false"/>
      <style:text-properties style:font-name="Calibri2" fo:font-size="11pt" officeooo:rsid="00c09ca9" officeooo:paragraph-rsid="00cece80" style:font-size-asian="11pt" style:font-size-complex="11pt"/>
    </style:style>
    <style:style style:name="P36" style:family="paragraph" style:parent-style-name="Text_20_body" style:list-style-name="L3">
      <style:paragraph-properties fo:text-align="start" style:justify-single-word="false"/>
      <style:text-properties style:font-name="Calibri2" fo:font-size="11pt" officeooo:rsid="00c593d5" officeooo:paragraph-rsid="00c593d5" style:font-size-asian="11pt" style:font-size-complex="11pt"/>
    </style:style>
    <style:style style:name="P37" style:family="paragraph" style:parent-style-name="Text_20_body" style:list-style-name="L3">
      <style:paragraph-properties fo:text-align="start" style:justify-single-word="false"/>
      <style:text-properties style:font-name="Calibri2" fo:font-size="11pt" officeooo:rsid="00c76250" officeooo:paragraph-rsid="00cece80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768b23" style:font-size-asian="11pt" style:font-size-complex="11pt"/>
    </style:style>
    <style:style style:name="T7" style:family="text">
      <style:text-properties style:font-name="Calibri2" fo:font-size="11pt" officeooo:rsid="00a32bdd" style:font-size-asian="11pt" style:font-size-complex="11pt"/>
    </style:style>
    <style:style style:name="T8" style:family="text">
      <style:text-properties style:font-name="Calibri2" fo:font-size="11pt" officeooo:rsid="00cece80" style:font-size-asian="11pt" style:font-size-complex="11pt"/>
    </style:style>
    <style:style style:name="T9" style:family="text">
      <style:text-properties officeooo:rsid="0031a73b"/>
    </style:style>
    <style:style style:name="T10" style:family="text">
      <style:text-properties officeooo:rsid="00682e57"/>
    </style:style>
    <style:style style:name="T11" style:family="text">
      <style:text-properties officeooo:rsid="0075f1a6"/>
    </style:style>
    <style:style style:name="T12" style:family="text">
      <style:text-properties officeooo:rsid="00777a17"/>
    </style:style>
    <style:style style:name="T13" style:family="text">
      <style:text-properties officeooo:rsid="00ac1ea4"/>
    </style:style>
    <style:style style:name="T14" style:family="text">
      <style:text-properties officeooo:rsid="00add3e5"/>
    </style:style>
    <style:style style:name="T15" style:family="text">
      <style:text-properties officeooo:rsid="00be77b3"/>
    </style:style>
    <style:style style:name="T16" style:family="text">
      <style:text-properties officeooo:rsid="00c04249"/>
    </style:style>
    <style:style style:name="T17" style:family="text">
      <style:text-properties officeooo:rsid="00c09ca9"/>
    </style:style>
    <style:style style:name="T18" style:family="text">
      <style:text-properties officeooo:rsid="00c46216"/>
    </style:style>
    <style:style style:name="T19" style:family="text">
      <style:text-properties officeooo:rsid="00c76250"/>
    </style:style>
    <style:style style:name="T20" style:family="text">
      <style:text-properties officeooo:rsid="00cecb6d"/>
    </style:style>
    <style:style style:name="T21" style:family="text">
      <style:text-properties officeooo:rsid="00cece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Board Resolution</text:h>
      <text:h text:style-name="P26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27" text:outline-level="1"><text:span text:style-name="T11"><text:text-input text:description="">{% if resolutionOptions.resolutionType == 'Resolution at Board Meeting' %}</text:text-input></text:span><text:span text:style-name="T11"><text:text-input text:description="">{{ resolutionOptions.dateOfMinute }}</text:text-input></text:span><text:span text:style-name="T11"><text:text-input text:description="">{% else  %}</text:text-input></text:span><text:text-input text:description="">{{ resolutionOptions.dateOfResolution }}</text:text-input><text:span text:style-name="T13"><text:text-input text:description="">{% endif %}</text:text-input></text:span></text:h>
      <text:p text:style-name="P1"/>
      <text:p text:style-name="P15"><text:text-input text:description="">{% if resolutionOptions.resolutionType == 'Resolution at Board Meeting' %}</text:text-input></text:p>
      <text:p text:style-name="P11">This minute records that on <text:span text:style-name="T12"><text:text-input text:description="">{{ resolution.dateOfBoardMeeting }}</text:text-input></text:span><text:span text:style-name="T12"> </text:span>the directors of the Company held a board meeting, during which the following resolution(s) was/were passed:</text:p>
      <text:p text:style-name="P5"><text:text-input text:description="">{% else %}</text:text-input></text:p>
      <text:p text:style-name="P10">The board of the Company hereby makes the following written resolution(s):</text:p>
      <text:p text:style-name="P8"><text:span text:style-name="T10"><text:text-input text:description="">{% endif %}</text:text-input></text:span><text:span text:style-name="T10"> </text:span></text:p>
      <text:p text:style-name="P31"><text:span text:style-name="T2"><text:text-input text:description="">{% for resolution in resolutions %}</text:text-input></text:span> </text:p>
      <text:p text:style-name="P32"><text:span text:style-name="T20"><text:text-input text:description="">{% if resolution.individualResolutionType == 'Custom' %}</text:text-input></text:span> </text:p>
      <text:list xml:id="list8784318185323555822" text:style-name="L3">
        <text:list-item>
          <text:p text:style-name="P29"><text:span text:style-name="T8"><text:text-input text:description="">{{ resolution.resolutionOptions.text }}</text:text-input></text:span></text:p>
        </text:list-item>
      </text:list>
      <text:p text:style-name="P34"><text:span text:style-name="T20"><text:text-input text:description="">{% elif resolution.individualResolutionType == 'Change Company Name' %}</text:text-input></text:span></text:p>
      <text:list xml:id="list135206140467183" text:continue-numbering="true" text:style-name="L3">
        <text:list-item>
          <text:p text:style-name="P35">That an application to change the Company’s name to <text:span text:style-name="T21"><text:text-input text:description="">{{ resolution.resolutionOptions.newCompanyName }}</text:text-input></text:span> be submitted to the Registrar of Companies on <text:span text:style-name="T21"><text:text-input text:description="">{{ resolution.resolutionOptions.effectiveDate }}</text:text-input></text:span>, and that any director of the Company be approved to submit the application. [Companies Act 1993, s 23(1)(c)]</text:p>
        </text:list-item>
      </text:list>
      <text:p text:style-name="P34"><text:span text:style-name="T20"><text:text-input text:description="">{% elif resolution.individualResolutionType == 'Records in Good Companies' %}</text:text-input></text:span></text:p>
      <text:list xml:id="list135205021571134" text:continue-numbering="true" text:style-name="L3">
        <text:list-item>
          <text:p text:style-name="P36">That the Company keep the records required under section 189(1) of the Companies Act 1993 electronically, using the service provided by CataLex known as Good Companie<text:span text:style-name="T19">s.</text:span></text:p>
        </text:list-item>
      </text:list>
      <text:p text:style-name="P34"><text:span text:style-name="T20"><text:text-input text:description="">{% elif resolution.individualResolutionType == 'Agent for Company Changes' %}</text:text-input></text:span></text:p>
      <text:list xml:id="list135205616022792" text:continue-numbering="true" text:style-name="L3">
        <text:list-item>
          <text:p text:style-name="P37">That <text:span text:style-name="T21"><text:text-input text:description="">{{ resolution.resolutionOptions.nameOfAuthorisedAgent }}</text:text-input></text:span> be appointed or confirmed as the sole agent responsible for maintaining the share register under section 87(3) of the Companies Act 1993. </text:p>
          <text:p text:style-name="P37">That <text:span text:style-name="T21"><text:text-input text:description="">{{ resolution.resolutionOptions.nameOfAuthorisedAgent }}</text:text-input></text:span> be appointed or confirmed as the board’s sole agent for submitting necessary changes or documents to the companies register and the Registrar, and that, unless <text:span text:style-name="T21"><text:text-input text:description="">{{ resolution.resolutionOptions.nameOfAuthorisedAgent }}</text:text-input></text:span> is unwilling or unable to make any required submission in a timely manner, no other person be authorised to submit such changes or documents on behalf of the board.</text:p>
        </text:list-item>
      </text:list>
      <text:p text:style-name="P33"><text:span text:style-name="T9"><text:text-input text:description="">{% endif %}</text:text-input></text:span></text:p>
      <text:p text:style-name="P38"><text:text-input text:description="">{% endfor %}</text:text-input></text:p>
      <text:p text:style-name="P19">The above resolution/Each of the above resolutions was approved as a <text:span text:style-name="T11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9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9"><text:text-input text:description="">{% endif %}</text:text-input></text:span></text:p>
      <text:p text:style-name="P30"><text:text-input text:description="">{% if notes|length &gt;= 1 %}</text:text-input></text:p>
      <text:p text:style-name="P14">It is noted that:</text:p>
      <text:p text:style-name="P9"><text:span text:style-name="T14"><text:text-input text:description="">{% for note in notes %}</text:text-input></text:span> </text:p>
      <text:list xml:id="list1301401201315558174" text:style-name="L2">
        <text:list-item>
          <text:p text:style-name="P28"><text:text-input text:description="">{{ note.text }}</text:text-input></text:p>
        </text:list-item>
      </text:list>
      <text:p text:style-name="P17"><text:text-input text:description="">{% endfor %}</text:text-input></text:p>
      <text:p text:style-name="P3"><text:text-input text:description="">{% endif %}</text:text-input><text:span text:style-name="T15">­</text:span></text:p>
      <text:p text:style-name="P16"><text:text-input text:description="">{% if resolutionOptions.resolutionType == 'Resolution at Board Meeting' %}</text:text-input></text:p>
      <text:p text:style-name="P12">This minute is certified as true and correct by <text:text-input text:description="">{{ resolutionOptions.chairperson.name }}</text:text-input>, who chaired the board meeting. <text:s/></text:p>
      <text:p text:style-name="P2"><text:span text:style-name="T4">Signed</text:span> by <text:span text:style-name="T10"><text:text-input text:description="">{{ resolutionOptions.chairperson.name }} </text:text-input></text:span> as chairperson: </text:p>
      <text:p text:style-name="P2"/>
      <text:p text:style-name="P24"/>
      <text:p text:style-name="P4"><text:text-input text:description="">{%else %}</text:text-input></text:p>
      <text:p text:style-name="P12">A copy of this written resolution is to be entered in the minute book of board proceedings.</text:p>
      <text:p text:style-name="P12">Signed by all the directors of the Company: </text:p>
      <text:p text:style-name="P18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pan text:style-name="T5">S</text:span><text:span text:style-name="T4">igned</text:span> by <text:span text:style-name="T7"><text:text-input text:description="">{{ directorPair[0].name }} </text:text-input></text:span>: </text:p>
            <text:p text:style-name="P21"/>
            <text:p text:style-name="P23"/>
          </table:table-cell>
          <table:table-cell table:style-name="Table1.A1" office:value-type="string">
            <text:p text:style-name="P20"><text:text-input text:description="">{% if directorPair[1] %}</text:text-input></text:p>
            <text:p text:style-name="P21"><text:span text:style-name="T5">S</text:span><text:span text:style-name="T4">igned</text:span> by <text:span text:style-name="T7"><text:text-input text:description="">{{ directorPair[1].name }} </text:text-input></text:span>: </text:p>
            <text:p text:style-name="P21"/>
            <text:p text:style-name="P23"/>
            <text:p text:style-name="P7"><text:text-input text:description="">{% endif %}</text:text-input></text:p>
          </table:table-cell>
        </table:table-row>
      </table:table>
      <text:p text:style-name="P22"/>
      <text:p text:style-name="P6"><text:text-input text:description="">{% endfor %}</text:text-input></text:p>
      <text:p text:style-name="P1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8T13:51:44.440793000</dc:date>
    <meta:editing-duration>PT14H36M2S</meta:editing-duration>
    <meta:editing-cycles>150</meta:editing-cycles>
    <meta:document-statistic meta:table-count="1" meta:image-count="0" meta:object-count="0" meta:page-count="2" meta:paragraph-count="40" meta:word-count="619" meta:character-count="3591" meta:non-whitespace-character-count="3100"/>
  </office:meta>
</office:document-meta>
</file>